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.106cm" svg:stroke-color="#000000" draw:marker-start-width="0.359cm" draw:marker-end-width="0.359cm" svg:stroke-linecap="round" draw:fill="none" loext:fill-use-slide-background="false" draw:textarea-horizontal-align="justify" draw:textarea-vertical-align="middle" draw:auto-grow-height="false" fo:min-height="16.26cm" fo:min-width="24.9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7.37cm" fo:min-width="7.1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3.454cm" fo:min-width="3.20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9cm" fo:min-width="16.01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top" draw:auto-grow-height="false" fo:min-height="11.18cm" fo:min-width="16.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DejaVu Sans" style:font-size-asian="21pt" style:font-style-asian="normal" style:font-weight-asian="normal" style:font-name-complex="DejaVu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 style:font-size-asian="18pt" style:font-size-complex="18pt"/>
    </style:style>
    <style:style style:name="T7" style:family="text">
      <style:text-properties style:font-name="DejaVu Sans Mono1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6.51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7.62cm" svg:x="4.81cm" svg:y="6.05cm">
          <text:p text:style-name="P2"><text:span text:style-name="T1">CV32E40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81cm" svg:x="20.05cm" svg:y="3.54cm">
          <text:p text:style-name="P2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81cm" svg:x="14.97cm" svg:y="3.54cm">
          <text:p text:style-name="P2"><text:span text:style-name="T2">SRAM</text:span></text:p>
          <text:p text:style-name="P2"><text:span text:style-name="T3">2k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9.89cm" svg:x2="25.13cm" svg:y2="9.89cm">
          <text:p/>
        </draw:line>
        <draw:custom-shape draw:style-name="gr3" draw:text-style-name="P3" draw:layer="layout" svg:width="3.81cm" svg:height="3.81cm" svg:x="20.05cm" svg:y="12.43cm">
          <text:p text:style-name="P2"><text:span text:style-name="T2">WF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81cm" svg:x="14.97cm" svg:y="12.43cm">
          <text:p text:style-name="P2"><text:span text:style-name="T2">SPI- </text:span></text:p>
          <text:p text:style-name="P2"><text:span text:style-name="T2">FLASH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1.955cm" svg:y1="10.207cm" svg:x2="21.955cm" svg:y2="12.112cm">
          <text:p/>
        </draw:line>
        <draw:line draw:style-name="gr5" draw:text-style-name="P4" draw:layer="layout" svg:x1="16.875cm" svg:y1="7.667cm" svg:x2="16.875cm" svg:y2="9.572cm">
          <text:p/>
        </draw:line>
        <draw:line draw:style-name="gr5" draw:text-style-name="P4" draw:layer="layout" svg:x1="21.955cm" svg:y1="7.667cm" svg:x2="21.955cm" svg:y2="9.572cm">
          <text:p/>
        </draw:line>
        <draw:line draw:style-name="gr6" draw:text-style-name="P1" draw:layer="layout" svg:x1="16.875cm" svg:y1="12.112cm" svg:x2="16.875cm" svg:y2="10.207cm">
          <text:p/>
        </draw:line>
        <draw:frame draw:style-name="gr7" draw:text-style-name="P5" draw:layer="layout" svg:width="3.317cm" svg:height="0.962cm" svg:x="17.685cm" svg:y="8.737cm">
          <draw:text-box>
            <text:p>OpenBus</text:p>
          </draw:text-box>
        </draw:frame>
      </draw:page>
      <draw:page draw:name="page2" draw:style-name="dp1" draw:master-page-name="Default">
        <draw:custom-shape draw:style-name="gr8" draw:text-style-name="P6" draw:layer="layout" svg:width="16.51cm" svg:height="2.54cm" svg:x="6.08cm" svg:y="2.27cm">
          <text:p text:style-name="P2"><text:span text:style-name="T2">Address Map</text:span></text:p>
          <text:p text:style-name="P2"><text:span text:style-name="T2">TODO Updat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6.51cm" svg:height="11.43cm" svg:x="6.08cm" svg:y="6.08cm">
          <text:p text:style-name="P7"><text:span text:style-name="T4"/></text:p>
          <text:p text:style-name="P7"><text:span text:style-name="T5">0x00000000 – </text:span><text:span text:style-name="T6">0x000007FF: 2kB SRAM</text:span></text:p>
          <text:p text:style-name="P7"><text:span text:style-name="T4"/></text:p>
          <text:p text:style-name="P7"><text:span text:style-name="T5">0x0A000000 – 0x0AFFFFFF</text:span><text:span text:style-name="T6">: WFG</text:span></text:p>
          <text:p text:style-name="P7"><text:span text:style-name="T4"/></text:p>
          <text:p text:style-name="P7"><text:span text:style-name="T5">0x0E000000 – 0x0E000000: UART base reg</text:span></text:p>
          <text:p text:style-name="P7"><text:span text:style-name="T4"/></text:p>
          <text:p text:style-name="P7"><text:span text:style-name="T5">0x0F000000 – </text:span><text:span text:style-name="T6">0x007FFFFF: 8 MB SPI Flash</text:span></text:p>
          <text:p text:style-name="P7"><text:span text:style-name="T7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Moser</meta:initial-creator>
    <meta:creation-date>2023-04-24T16:50:23.672509650</meta:creation-date>
    <dc:date>2023-08-03T09:27:47.418365827</dc:date>
    <meta:editing-duration>PT18M14S</meta:editing-duration>
    <meta:editing-cycles>21</meta:editing-cycles>
    <meta:generator>LibreOffice/7.4.7.2$Linux_X86_64 LibreOffice_project/40$Build-2</meta:generator>
    <meta:document-statistic meta:object-count="14"/>
  </office:meta>
</office:document-meta>
</file>